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7e711"/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117da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fo:font-weight="normal" officeooo:rsid="00165b6f" officeooo:paragraph-rsid="001fa425" style:letter-kerning="true" style:font-name-asian="Times New Roman" style:font-size-asian="10pt" style:language-asian="zh" style:country-asian="CN" style:font-weight-asian="normal" style:font-name-complex="Arial" style:font-size-complex="10pt" style:language-complex="ar" style:country-complex="SA"/>
    </style:style>
    <style:style style:name="P5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8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b19c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165b6f" officeooo:paragraph-rsid="000b19c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1" style:family="paragraph" style:parent-style-name="CabecalhoTabela">
      <style:paragraph-properties style:snap-to-layout-grid="false"/>
    </style:style>
    <style:style style:name="P12" style:family="paragraph" style:parent-style-name="CabecalhoTabela">
      <style:paragraph-properties style:snap-to-layout-grid="false"/>
      <style:text-properties officeooo:paragraph-rsid="0002101b"/>
    </style:style>
    <style:style style:name="P13" style:family="paragraph" style:parent-style-name="Texto_20_tabela">
      <style:paragraph-properties fo:text-align="center" style:justify-single-word="false" style:snap-to-layout-grid="false"/>
    </style:style>
    <style:style style:name="P14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149369"/>
    </style:style>
    <style:style style:name="P15" style:family="paragraph" style:parent-style-name="Texto_20_tabela">
      <style:paragraph-properties fo:text-align="center" style:justify-single-word="false" style:snap-to-layout-grid="false"/>
      <style:text-properties officeooo:rsid="00154c6d" officeooo:paragraph-rsid="00154c6d"/>
    </style:style>
    <style:style style:name="P16" style:family="paragraph" style:parent-style-name="Texto_20_tabela">
      <style:paragraph-properties fo:text-align="center" style:justify-single-word="false" style:snap-to-layout-grid="false"/>
      <style:text-properties officeooo:rsid="001fa425" officeooo:paragraph-rsid="001fa425"/>
    </style:style>
    <style:style style:name="P17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96d4a"/>
    </style:style>
    <style:style style:name="P18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weight="normal" officeooo:rsid="001081c7" officeooo:paragraph-rsid="000be11a" style:font-weight-asian="normal" style:font-weight-complex="normal"/>
    </style:style>
    <style:style style:name="P19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be11a"/>
    </style:style>
    <style:style style:name="P20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0be11a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21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</style:style>
    <style:style style:name="P22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  <style:text-properties officeooo:rsid="00154c6d" officeooo:paragraph-rsid="00154c6d"/>
    </style:style>
    <style:style style:name="P23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fa425" officeooo:paragraph-rsid="001fa425"/>
    </style:style>
    <style:style style:name="P24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25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26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27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1f9124" officeooo:paragraph-rsid="002084c3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28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9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30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31" style:family="paragraph" style:parent-style-name="Heading_20_1">
      <style:paragraph-properties fo:margin-left="0.9cm" fo:margin-right="0cm" fo:margin-top="0.635cm" fo:margin-bottom="0.423cm" loext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0be11a" fo:hyphenate="false" fo:hyphenation-remain-char-count="2" fo:hyphenation-push-char-count="2"/>
    </style:style>
    <style:style style:name="P32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fa425" officeooo:paragraph-rsid="001fa425"/>
    </style:style>
    <style:style style:name="P3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cf120" officeooo:paragraph-rsid="001fa425"/>
    </style:style>
    <style:style style:name="P34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be11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Arial" style:font-weight-asian="normal" style:font-weight-complex="normal"/>
    </style:style>
    <style:style style:name="T6" style:family="text">
      <style:text-properties officeooo:rsid="0002101b"/>
    </style:style>
    <style:style style:name="T7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42c90c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165b6f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font-size="10pt" fo:language="pt" fo:country="BR" officeooo:rsid="001fa425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1" style:family="text">
      <style:text-properties fo:font-size="11pt" style:font-name-asian="Times New Roman" style:font-size-asian="11pt"/>
    </style:style>
    <style:style style:name="T12" style:family="text">
      <style:text-properties fo:font-size="11pt" officeooo:rsid="00023a1f" style:font-name-asian="Times New Roman" style:font-size-asian="11pt" style:font-size-complex="11pt"/>
    </style:style>
    <style:style style:name="T13" style:family="text">
      <style:text-properties fo:font-size="10pt" style:font-name-asian="Times New Roman" style:font-size-asian="10pt"/>
    </style:style>
    <style:style style:name="T14" style:family="text">
      <style:text-properties fo:font-size="10pt" officeooo:rsid="004b5cce" style:font-name-asian="Times New Roman" style:font-size-asian="10pt"/>
    </style:style>
    <style:style style:name="T15" style:family="text">
      <style:text-properties fo:font-size="10pt" officeooo:rsid="001f51f7" style:font-name-asian="Times New Roman" style:font-size-asian="10pt"/>
    </style:style>
    <style:style style:name="T16" style:family="text">
      <style:text-properties officeooo:rsid="000d352d"/>
    </style:style>
    <style:style style:name="T17" style:family="text">
      <style:text-properties style:font-name-asian="Arial"/>
    </style:style>
    <style:style style:name="T18" style:family="text">
      <style:text-properties officeooo:rsid="000e6f81"/>
    </style:style>
    <style:style style:name="T19" style:family="text">
      <style:text-properties officeooo:rsid="00149369"/>
    </style:style>
    <style:style style:name="T20" style:family="text">
      <style:text-properties officeooo:rsid="00165b6f"/>
    </style:style>
    <style:style style:name="T21" style:family="text">
      <style:text-properties officeooo:rsid="0017e711"/>
    </style:style>
    <style:style style:name="T22" style:family="text">
      <style:text-properties officeooo:rsid="001fa425"/>
    </style:style>
    <style:style style:name="T23" style:family="text">
      <style:text-properties officeooo:rsid="00215c67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6">GRH</text:span> – Gestão de <text:span text:style-name="T6">Recursos Humanos</text:span></text:p>
      <text:p text:style-name="P7"/>
      <text:p text:style-name="P5">Documento de Especificação de Caso de Uso</text:p>
      <text:p text:style-name="P5"/>
      <text:p text:style-name="P6">UC<text:span text:style-name="T19">10</text:span> – Submeter<text:span text:style-name="T19"> Avaliação de Rendimento Via Arquivo</text:span></text:p>
      <text:p text:style-name="P8"/>
      <text:p text:style-name="P8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1">Data</text:p>
          </table:table-cell>
          <table:table-cell table:style-name="Tabela1.A1" office:value-type="string">
            <text:p text:style-name="P11">Versão</text:p>
          </table:table-cell>
          <table:table-cell table:style-name="Tabela1.A1" office:value-type="string">
            <text:p text:style-name="P12">Responsável</text:p>
          </table:table-cell>
          <table:table-cell table:style-name="Tabela1.D1" office:value-type="string">
            <text:p text:style-name="P11">Alteração</text:p>
          </table:table-cell>
        </table:table-row>
        <table:table-row table:style-name="Tabela1.1">
          <table:table-cell table:style-name="Tabela1.A1" office:value-type="string">
            <text:p text:style-name="P13"><text:span text:style-name="T19">20/05</text:span>/201<text:span text:style-name="T16">5</text:span></text:p>
          </table:table-cell>
          <table:table-cell table:style-name="Tabela1.A1" office:value-type="string">
            <text:p text:style-name="P13">1.0</text:p>
          </table:table-cell>
          <table:table-cell table:style-name="Tabela1.A1" office:value-type="string">
            <text:p text:style-name="P14">Beatriz Brito do Rêgo</text:p>
          </table:table-cell>
          <table:table-cell table:style-name="Tabela1.D1" office:value-type="string">
            <text:p text:style-name="P21">Criação<text:span text:style-name="Fonte_20_parág._20_padrão"><text:span text:style-name="T17"> </text:span></text:span>do<text:span text:style-name="Fonte_20_parág._20_padrão"><text:span text:style-name="T17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5">03/06/2015</text:p>
          </table:table-cell>
          <table:table-cell table:style-name="Tabela1.A3" office:value-type="string">
            <text:p text:style-name="P15">1.5</text:p>
          </table:table-cell>
          <table:table-cell table:style-name="Tabela1.A3" office:value-type="string">
            <text:p text:style-name="P15">Beatriz Brito do Rêgo</text:p>
          </table:table-cell>
          <table:table-cell table:style-name="Tabela1.D3" office:value-type="string">
            <text:p text:style-name="P22">Atualização do documento</text:p>
          </table:table-cell>
        </table:table-row>
        <table:table-row table:style-name="Tabela1.1">
          <table:table-cell table:style-name="Tabela1.A3" office:value-type="string">
            <text:p text:style-name="P16">28/09/2015</text:p>
          </table:table-cell>
          <table:table-cell table:style-name="Tabela1.A3" office:value-type="string">
            <text:p text:style-name="P16">2.0</text:p>
          </table:table-cell>
          <table:table-cell table:style-name="Tabela1.A3" office:value-type="string">
            <text:p text:style-name="P16">Rayson Santos de Lima</text:p>
          </table:table-cell>
          <table:table-cell table:style-name="Tabela1.D3" office:value-type="string">
            <text:p text:style-name="P23">Refatoração</text:p>
          </table:table-cell>
        </table:table-row>
      </table:table>
      <text:section text:style-name="Sect1" text:name="Seção1">
        <text:list xml:id="list8021079265921515004" text:style-name="WW8Num2">
          <text:list-item>
            <text:h text:style-name="P30" text:outline-level="1"><text:bookmark-start text:name="_Ref439573339"/><text:bookmark-start text:name="_Ref418497390"/>CASOS DE USO: <text:span text:style-name="T19">SUBMETER AVALIAÇÃO DE RENDIMENTO via arquivo</text:span></text:h>
            <text:list>
              <text:list-item>
                <text:h text:style-name="P28" text:outline-level="2">De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scrição</text:h>
              </text:list-item>
            </text:list>
          </text:list-item>
        </text:list>
        <text:p text:style-name="P17"><text:span text:style-name="Fonte_20_parág._20_padrão"><text:span text:style-name="T7">Este</text:span></text:span><text:span text:style-name="Fonte_20_parág._20_padrão"><text:span text:style-name="T8"> </text:span></text:span><text:span text:style-name="Fonte_20_parág._20_padrão"><text:span text:style-name="T7">caso</text:span></text:span><text:span text:style-name="Fonte_20_parág._20_padrão"><text:span text:style-name="T8"> </text:span></text:span><text:span text:style-name="Fonte_20_parág._20_padrão"><text:span text:style-name="T7">de</text:span></text:span><text:span text:style-name="Fonte_20_parág._20_padrão"><text:span text:style-name="T8"> </text:span></text:span><text:span text:style-name="Fonte_20_parág._20_padrão"><text:span text:style-name="T7">uso</text:span></text:span><text:span text:style-name="Fonte_20_parág._20_padrão"><text:span text:style-name="T8"> descreve o processo em que o </text:span></text:span><text:span text:style-name="Fonte_20_parág._20_padrão"><text:span text:style-name="T9">coordenador submete a avaliação de rendimento </text:span></text:span><text:span text:style-name="Fonte_20_parág._20_padrão"><text:span text:style-name="T10">via arquivo </text:span></text:span><text:span text:style-name="Fonte_20_parág._20_padrão"><text:span text:style-name="T9">para cada estagiário cadastrado no sistema.</text:span></text:span></text:p>
        <text:list xml:id="list115053208181013" text:continue-numbering="true" text:style-name="WW8Num2">
          <text:list-item>
            <text:list>
              <text:list-item>
                <text:h text:style-name="P29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s/><text:bookmark-start text:name="_Ref88992566"/>O ator envolvido é o <text:span text:style-name="T6">Coordenador.</text:span></text:p>
        <text:list xml:id="list115053208167975" text:continue-numbering="true" text:style-name="WW8Num2">
          <text:list-item>
            <text:list>
              <text:list-item>
                <text:h text:style-name="P29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21">Coordenador seleciona a opção de “Acompanhamento de Avaliação” do estagiário</text:span></text:p>
        <text:p text:style-name="P3"><text:span text:style-name="T22">2</text:span>.<text:tab/><text:span text:style-name="T18">Sistema exibe informações do acompanhamento da avaliação do estagiário</text:span></text:p>
        <text:p text:style-name="P32">3.<text:tab/>Coordenador seleciona a opção de realizar avaliação de rendimento via arquivo</text:p>
        <text:p text:style-name="P32">4.<text:tab/>Coordenador seleciona o arquivo para submissão</text:p>
        <text:p text:style-name="P33">5.<text:tab/>Coordenador submete a avaliação de rendimento</text:p>
        <text:p text:style-name="P4"/>
        <text:list xml:id="list3560576387285830477" text:style-name="L1">
          <text:list-header>
            <text:p text:style-name="P25"><text:span text:style-name="T14">1.</text:span><text:span text:style-name="T15">6</text:span><text:span text:style-name="T12"> <text:tab/>Pré-Condições</text:span></text:p>
          </text:list-header>
        </text:list>
        <text:p text:style-name="P10">Para que o caso de uso seja iniciado é necessário que estagiários estejam cadastrado no sistema para posteriormente serem avaliados.</text:p>
        <text:p text:style-name="P9"/>
        <text:list xml:id="list115053208182389" text:continue-numbering="true" text:style-name="L1">
          <text:list-header>
            <text:p text:style-name="P26"><text:span text:style-name="T13">1.</text:span><text:span text:style-name="T15">7</text:span><text:span text:style-name="T13"> </text:span><text:span text:style-name="T11"><text:tab/>Pós-Condições</text:span></text:p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27"><text:span text:style-name="T23"><text:s text:c="3"/><text:tab/>Avaliação de Rendimento pode ser impressa pelo Coordenador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header>
        </text:list>
        <text:list xml:id="list115053208177901" text:continue-list="list115053208167975" text:style-name="WW8Num2">
          <text:list-item>
            <text:h text:style-name="P31" text:outline-level="1"><text:soft-page-break/>Relacionamento<text:span text:style-name="Fonte_20_parág._20_padrão"><text:span text:style-name="T17"> </text:span></text:span>com<text:span text:style-name="Fonte_20_parág._20_padrão"><text:span text:style-name="T17"> </text:span></text:span>Outros<text:span text:style-name="Fonte_20_parág._20_padrão"><text:span text:style-name="T17"> </text:span></text:span>Casos<text:span text:style-name="Fonte_20_parág._20_padrão"><text:span text:style-name="T17"> </text:span></text:span>de<text:span text:style-name="Fonte_20_parág._20_padrão"><text:span text:style-name="T17"> </text:span></text:span>Uso</text:h>
          </text:list-item>
        </text:list>
        <text:p text:style-name="P18">Relacionamento com caso de uso UC<text:span text:style-name="T20">02</text:span></text:p>
        <text:list xml:id="list115053208164752" text:continue-numbering="true" text:style-name="WW8Num2">
          <text:list-item>
            <text:list>
              <text:list-item>
                <text:list>
                  <text:list-item>
                    <text:h text:style-name="P34" text:outline-level="3"><text:bookmark-start text:name="__RefHeading__167_1511968741"/><text:bookmark-start text:name="__RefHeading__254_316480181"/><text:bookmark-start text:name="__RefHeading__121_349077762"/><text:bookmark-start text:name="__RefHeading__7665_1906137012"/><text:bookmark-start text:name="__RefHeading__278_309531963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Inclusão</text:span><text:bookmark-end text:name="__RefHeading__167_1511968741"/><text:bookmark-end text:name="__RefHeading__254_316480181"/><text:bookmark-end text:name="__RefHeading__121_349077762"/><text:bookmark-end text:name="__RefHeading__7665_1906137012"/><text:bookmark-end text:name="__RefHeading__278_309531963"/></text:h>
                  </text:list-item>
                </text:list>
              </text:list-item>
            </text:list>
          </text:list-item>
        </text:list>
        <text:p text:style-name="P19"><text:span text:style-name="T4">Não</text:span><text:span text:style-name="Fonte_20_parág._20_padrão"><text:span text:style-name="T5"> </text:span></text:span><text:span text:style-name="T4">se</text:span><text:span text:style-name="Fonte_20_parág._20_padrão"><text:span text:style-name="T5"> </text:span></text:span><text:span text:style-name="T4">aplica</text:span></text:p>
        <text:list xml:id="list115053208162551" text:continue-numbering="true" text:style-name="WW8Num2">
          <text:list-item>
            <text:list>
              <text:list-item>
                <text:list>
                  <text:list-item>
                    <text:h text:style-name="P34" text:outline-level="3"><text:bookmark-start text:name="__RefHeading__169_1511968741"/><text:bookmark-start text:name="__RefHeading__256_316480181"/><text:bookmark-start text:name="__RefHeading__123_349077762"/><text:bookmark-start text:name="__RefHeading__95_1275273786"/><text:bookmark-start text:name="__RefHeading__500_490762481"/><text:bookmark-start text:name="__RefHeading__476_1105478727"/><text:bookmark-start text:name="__RefHeading__77_178789685"/><text:bookmark-start text:name="__RefHeading__7667_1906137012"/><text:bookmark-start text:name="__RefHeading__280_309531963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Extensão</text:span><text:bookmark-end text:name="__RefHeading__169_1511968741"/><text:bookmark-end text:name="__RefHeading__256_316480181"/><text:bookmark-end text:name="__RefHeading__123_349077762"/><text:bookmark-end text:name="__RefHeading__95_1275273786"/><text:bookmark-end text:name="__RefHeading__500_490762481"/><text:bookmark-end text:name="__RefHeading__476_1105478727"/><text:bookmark-end text:name="__RefHeading__77_178789685"/><text:bookmark-end text:name="__RefHeading__7667_1906137012"/><text:bookmark-end text:name="__RefHeading__280_309531963"/></text:h>
                  </text:list-item>
                </text:list>
              </text:list-item>
            </text:list>
          </text:list-item>
        </text:list>
        <text:p text:style-name="P20">Não se aplica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loext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9-28T11:50:53.063000000</dc:date>
    <meta:print-date>2007-05-07T23:41:00</meta:print-date>
    <meta:editing-cycles>25</meta:editing-cycles>
    <meta:editing-duration>PT2H3M19S</meta:editing-duration>
    <meta:generator>LibreOffice/4.3.1.2$Windows_x86 LibreOffice_project/958349dc3b25111dbca392fbc281a05559ef6848</meta:generator>
    <meta:document-statistic meta:table-count="1" meta:image-count="2" meta:object-count="0" meta:page-count="2" meta:paragraph-count="41" meta:word-count="203" meta:character-count="1312" meta:non-whitespace-character-count="1148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